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2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141cm" fo:margin-bottom="0.212cm" fo:text-align="start" fo:text-indent="0cm" style:punctuation-wrap="hanging" style:writing-mode="lr-tb"/>
      <style:text-properties fo:color="#ffffff" fo:hyphenate="false"/>
    </style:style>
    <style:style style:name="P4" style:family="paragraph">
      <style:paragraph-properties style:font-independent-line-spacing="true"/>
      <style:text-properties fo:color="#ffffff" fo:font-size="18pt"/>
    </style:style>
    <style:style style:name="T1" style:family="text">
      <style:text-properties fo:color="#ffffff" style:text-line-through-style="none" fo:font-family="'Century Gothic'"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ffffff" style:text-line-through-style="none" fo:font-family="'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ffffff"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color="#ffffff"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Wingdings" fo:color="#fffff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2.224cm" svg:height="8.254cm" svg:x="1.901cm" svg:y="1.905cm" presentation:class="title" presentation:user-transformed="true">
          <draw:text-box>
            <text:p text:style-name="P1"><text:span text:style-name="T1">Musearch</text:span></text:p>
          </draw:text-box>
        </draw:frame>
        <draw:frame draw:name="Subtitle 2" presentation:style-name="pr2" draw:text-style-name="P2" draw:layer="layout" svg:width="17.779cm" svg:height="5.408cm" svg:x="1.901cm" svg:y="10.677cm" presentation:class="subtitle" presentation:user-transformed="true">
          <draw:text-box>
            <text:p text:style-name="P1"><text:span text:style-name="T2">Project Members: Joshua Kirby, Alexis Salisbury, Ashton Binkley, Mitchell Priour, Matthew Stevens</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What we are trying to accomplish:" draw:style-name="dp1" draw:master-page-name="Default_20_1" presentation:presentation-page-layout-name="AL2T11">
        <draw:frame draw:name="Title 1" presentation:style-name="pr4" draw:text-style-name="P2" draw:layer="layout" svg:width="25.103cm" svg:height="4.185cm" svg:x="1.901cm" svg:y="1.102cm" presentation:class="title" presentation:user-transformed="true">
          <draw:text-box>
            <text:p text:style-name="P1"><text:span text:style-name="T3">What we are trying to accomplish:</text:span></text:p>
          </draw:text-box>
        </draw:frame>
        <draw:frame draw:name="Content Placeholder 2" presentation:style-name="pr5" draw:text-style-name="P4" draw:layer="layout" svg:width="25.103cm" svg:height="10.041cm" svg:x="1.901cm" svg:y="7.099cm" presentation:class="outline" presentation:user-transformed="true">
          <draw:text-box>
            <text:list text:style-name="L3">
              <text:list-item>
                <text:p text:style-name="P3"><text:span text:style-name="T4">We want to grant the user new knowledge of related artists by providing:</text:span></text:p>
              </text:list-item>
              <text:list-item>
                <text:p text:style-name="P3"><text:span text:style-name="T4">Biographical information</text:span></text:p>
              </text:list-item>
              <text:list-item>
                <text:p text:style-name="P3"><text:span text:style-name="T4">Artist’s picture</text:span></text:p>
              </text:list-item>
              <text:list-item>
                <text:p text:style-name="P3"><text:span text:style-name="T4">Artist’s top songs</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Related works:" draw:style-name="dp1" draw:master-page-name="Default_20_1" presentation:presentation-page-layout-name="AL2T11">
        <draw:frame draw:name="Title 1" presentation:style-name="pr4" draw:text-style-name="P2" draw:layer="layout" svg:width="25.103cm" svg:height="4.185cm" svg:x="1.901cm" svg:y="1.102cm" presentation:class="title" presentation:user-transformed="true">
          <draw:text-box>
            <text:p text:style-name="P1"><text:span text:style-name="T3">Related works:</text:span></text:p>
          </draw:text-box>
        </draw:frame>
        <draw:frame draw:name="Content Placeholder 2" presentation:style-name="pr5" draw:text-style-name="P4" draw:layer="layout" svg:width="25.103cm" svg:height="10.041cm" svg:x="1.901cm" svg:y="3.929cm" presentation:class="outline" presentation:user-transformed="true">
          <draw:text-box>
            <text:list text:style-name="L3">
              <text:list-item>
                <text:p text:style-name="P3"><text:span text:style-name="T4">There are many similar products that search for similar music or help provide information about artists.</text:span></text:p>
              </text:list-item>
              <text:list-item>
                <text:p text:style-name="P3"><text:span text:style-name="T4">A few similar products would be Spotify, Gnoosic, and Pandora. Spotify and Pandora both had unique ways to find related artists, whether it is by the like/dislike buttons, or by the artists previously added to the current playlist. Gnoosic asks a query and finds related artists based on the input. </text:span></text:p>
              </text:list-item>
              <text:list-item>
                <text:p text:style-name="P3"><text:span text:style-name="T4">We observed these music applications to determine what they were missing. We had found out that they all did not provide information about the bands that were recommended to the user, nor did they provide the top songs of the related artists. Thus, this allowed us to further Musearch by adding in these missing traits to provide the user with more information to find what bands they truly like.</text:span></text:p>
              </text:list-item>
            </text:list>
          </draw:text-box>
        </draw:frame>
        <presentation:notes draw:style-name="dp2">
          <draw:page-thumbnail draw:style-name="gr1" draw:layer="layout" svg:width="18.624cm" svg:height="10.476cm" svg:x="1.482cm" svg:y="2.123cm" draw:page-number="3" presentation:class="page"/>
          <draw:frame presentation:style-name="pr6" draw:layer="layout" svg:width="17.271cm" svg:height="12.572cm" svg:x="2.159cm" svg:y="13.271cm" presentation:class="notes" presentation:placeholder="true">
            <draw:text-box/>
          </draw:frame>
        </presentation:notes>
      </draw:page>
      <draw:page draw:name="Our approach to the problem:" draw:style-name="dp1" draw:master-page-name="Default_20_1" presentation:presentation-page-layout-name="AL2T11">
        <draw:frame draw:name="Title 1" presentation:style-name="pr4" draw:text-style-name="P2" draw:layer="layout" svg:width="25.103cm" svg:height="4.185cm" svg:x="1.901cm" svg:y="1.102cm" presentation:class="title" presentation:user-transformed="true">
          <draw:text-box>
            <text:p text:style-name="P1"><text:span text:style-name="T3">Our approach to the problem:</text:span></text:p>
          </draw:text-box>
        </draw:frame>
        <draw:frame draw:name="Content Placeholder 2" presentation:style-name="pr5" draw:text-style-name="P4" draw:layer="layout" svg:width="25.103cm" svg:height="10.041cm" svg:x="1.901cm" svg:y="7.099cm" presentation:class="outline" presentation:user-transformed="true">
          <draw:text-box>
            <text:list text:style-name="L3">
              <text:list-item>
                <text:p text:style-name="P3"><text:span text:style-name="T4">We began by having a few researchers searching for API’s to incorporate into our design.</text:span></text:p>
              </text:list-item>
              <text:list-item>
                <text:p text:style-name="P3"><text:span text:style-name="T4">During that time, Mitchell Priour designed the skeleton website using HTML</text:span></text:p>
              </text:list-item>
              <text:list-item>
                <text:p text:style-name="P3"><text:span text:style-name="T4">Once we decided on an API, we created some javascript files to parse the information and map it to our website.</text:span></text:p>
              </text:list-item>
              <text:list-item>
                <text:p text:style-name="P3"><text:span text:style-name="T4">Next, we dealt with the aesthetic looks of our website.</text:span></text:p>
              </text:list-item>
              <text:list-item>
                <text:p text:style-name="P3"><text:span text:style-name="T4">Finally, we checked our website for errors.</text:span></text:p>
              </text:list-item>
            </text:list>
          </draw:text-box>
        </draw:frame>
        <presentation:notes draw:style-name="dp2">
          <draw:page-thumbnail draw:style-name="gr1" draw:layer="layout" svg:width="18.624cm" svg:height="10.476cm" svg:x="1.482cm" svg:y="2.123cm" draw:page-number="4" presentation:class="page"/>
          <draw:frame presentation:style-name="pr6" draw:layer="layout" svg:width="17.271cm" svg:height="12.572cm" svg:x="2.159cm" svg:y="13.271cm" presentation:class="notes" presentation:placeholder="true">
            <draw:text-box/>
          </draw:frame>
        </presentation:notes>
      </draw:page>
      <draw:page draw:name="Demo:" draw:style-name="dp1" draw:master-page-name="Default_20_1" presentation:presentation-page-layout-name="AL2T11">
        <draw:frame draw:name="Title 1" presentation:style-name="pr4" draw:text-style-name="P2" draw:layer="layout" svg:width="25.103cm" svg:height="4.185cm" svg:x="1.901cm" svg:y="1.102cm" presentation:class="title" presentation:user-transformed="true">
          <draw:text-box>
            <text:p text:style-name="P1"><text:span text:style-name="T3">Demo:</text:span></text:p>
          </draw:text-box>
        </draw:frame>
        <draw:frame draw:name="Content Placeholder 2" presentation:style-name="pr5" draw:text-style-name="P4" draw:layer="layout" svg:width="25.103cm" svg:height="10.041cm" svg:x="1.901cm" svg:y="7.099cm" presentation:class="outline" presentation:user-transformed="true">
          <draw:text-box>
            <text:list text:style-name="L3">
              <text:list-item>
                <text:p text:style-name="P3"><text:span text:style-name="T4">*/insert Demo Video Here*/</text:span></text:p>
              </text:list-item>
            </text:list>
          </draw:text-box>
        </draw:frame>
        <presentation:notes draw:style-name="dp2">
          <draw:page-thumbnail draw:style-name="gr1" draw:layer="layout" svg:width="18.624cm" svg:height="10.476cm" svg:x="1.482cm" svg:y="2.123cm" draw:page-number="5" presentation:class="page"/>
          <draw:frame presentation:style-name="pr6" draw:layer="layout" svg:width="17.271cm" svg:height="12.572cm" svg:x="2.159cm" svg:y="13.271cm" presentation:class="notes" presentation:placeholder="true">
            <draw:text-box/>
          </draw:frame>
        </presentation:notes>
      </draw:page>
      <draw:page draw:name="Plan for evaluation:" draw:style-name="dp1" draw:master-page-name="Default_20_1" presentation:presentation-page-layout-name="AL2T11">
        <draw:frame draw:name="Title 1" presentation:style-name="pr4" draw:text-style-name="P2" draw:layer="layout" svg:width="25.103cm" svg:height="4.185cm" svg:x="1.901cm" svg:y="1.102cm" presentation:class="title" presentation:user-transformed="true">
          <draw:text-box>
            <text:p text:style-name="P1"><text:span text:style-name="T3">Plan for evaluation:</text:span></text:p>
          </draw:text-box>
        </draw:frame>
        <draw:frame draw:name="Content Placeholder 2" presentation:style-name="pr5" draw:text-style-name="P4" draw:layer="layout" svg:width="25.103cm" svg:height="10.041cm" svg:x="1.901cm" svg:y="7.099cm" presentation:class="outline" presentation:user-transformed="true">
          <draw:text-box>
            <text:list text:style-name="L3">
              <text:list-item>
                <text:p text:style-name="P3"><text:span text:style-name="T4">Our goal in creating this web application was to educate the user.</text:span></text:p>
              </text:list-item>
              <text:list-item>
                <text:p text:style-name="P3"><text:span text:style-name="T4">We accomplished this goal though the use of our web application, where we grant the user information about the artist they search.</text:span></text:p>
              </text:list-item>
              <text:list-item>
                <text:p text:style-name="P3"><text:span text:style-name="T4">Our website provides a music application that goes beyond a music suggestion program. Our website immerses the user in the music and gives the user a better understanding of the similarities between artists they know and the artists/bands that were suggested to them. Our goal was to provide information, and we believe that we meet that criteria. </text:span></text:p>
              </text:list-item>
            </text:list>
          </draw:text-box>
        </draw:frame>
        <presentation:notes draw:style-name="dp2">
          <draw:page-thumbnail draw:style-name="gr1" draw:layer="layout" svg:width="18.624cm" svg:height="10.476cm" svg:x="1.482cm" svg:y="2.123cm" draw:page-number="6" presentation:class="page"/>
          <draw:frame presentation:style-name="pr6" draw:layer="layout" svg:width="17.271cm" svg:height="12.572cm" svg:x="2.159cm" svg:y="13.271cm" presentation:class="notes" presentation:placeholder="true">
            <draw:text-box/>
          </draw:frame>
        </presentation:notes>
      </draw:page>
      <draw:page draw:name="Future work:" draw:style-name="dp1" draw:master-page-name="Default_20_1" presentation:presentation-page-layout-name="AL2T11">
        <draw:frame draw:name="Title 1" presentation:style-name="pr4" draw:text-style-name="P2" draw:layer="layout" svg:width="25.103cm" svg:height="4.185cm" svg:x="1.901cm" svg:y="1.102cm" presentation:class="title" presentation:user-transformed="true">
          <draw:text-box>
            <text:p text:style-name="P1"><text:span text:style-name="T3">Future work:</text:span></text:p>
          </draw:text-box>
        </draw:frame>
        <draw:frame draw:name="Content Placeholder 2" presentation:style-name="pr5" draw:text-style-name="P4" draw:layer="layout" svg:width="25.103cm" svg:height="10.041cm" svg:x="1.901cm" svg:y="7.099cm" presentation:class="outline" presentation:user-transformed="true">
          <draw:text-box>
            <text:list text:style-name="L3">
              <text:list-item>
                <text:p text:style-name="P3"><text:span text:style-name="T4">We would add in the ability to search by genre. This would allow for users to find new artists without typing in a particular artist.</text:span></text:p>
              </text:list-item>
              <text:list-item>
                <text:p text:style-name="P3"><text:span text:style-name="T4">Another addition which we would like to add would be the ability to apply filters to the current search. This grants the user more power in refining their search to meet their musical tastes by restricting the related artists to said genre. </text:span></text:p>
              </text:list-item>
              <text:list-item>
                <text:p text:style-name="P3"><text:span text:style-name="T4">We would include filter options such as: Search by band, Search by artist, or Search by Genre</text:span></text:p>
              </text:list-item>
            </text:list>
          </draw:text-box>
        </draw:frame>
        <presentation:notes draw:style-name="dp2">
          <draw:page-thumbnail draw:style-name="gr1" draw:layer="layout" svg:width="18.624cm" svg:height="10.476cm" svg:x="1.482cm" svg:y="2.123cm" draw:page-number="7"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f496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f496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f496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f496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f496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f496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f496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f496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ffffff" draw:fill="none" draw:textarea-horizontal-align="center"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79cm" svg:stroke-color="#ffffff" draw:fill="none" draw:textarea-horizontal-align="center"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35cm" svg:stroke-color="#ffffff"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88cm" svg:stroke-color="#ffffff"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middle"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text-properties fo:font-size="18pt"/>
    </style:style>
    <style:style style:name="MP11" style:family="paragraph">
      <style:paragraph-properties fo:margin-left="0cm" fo:margin-right="0cm" fo:margin-top="0.141cm" fo:margin-bottom="0.212cm" fo:text-align="start" fo:text-indent="0cm" style:punctuation-wrap="hanging" style:writing-mode="lr-tb"/>
      <style:text-properties fo:font-size="18pt" fo:hyphenate="false"/>
    </style:style>
    <style:style style:name="MP12" style:family="paragraph">
      <style:paragraph-properties fo:margin-left="0cm" fo:margin-right="0cm" fo:margin-top="0.127cm" fo:margin-bottom="0.212cm" fo:text-align="start" fo:text-indent="0cm" style:punctuation-wrap="hanging" style:writing-mode="lr-tb"/>
      <style:text-properties fo:font-size="18pt" fo:hyphenate="false"/>
    </style:style>
    <style:style style:name="MP13" style:family="paragraph">
      <style:paragraph-properties fo:margin-left="0cm" fo:margin-right="0cm" fo:margin-top="0.112cm" fo:margin-bottom="0.212cm" fo:text-align="start" fo:text-indent="0cm" style:punctuation-wrap="hanging" style:writing-mode="lr-tb"/>
      <style:text-properties fo:font-size="18pt" fo:hyphenate="false"/>
    </style:style>
    <style:style style:name="MP14" style:family="paragraph">
      <style:paragraph-properties fo:margin-left="0cm" fo:margin-right="0cm" fo:margin-top="0.098cm" fo:margin-bottom="0.212cm" fo:text-align="start" fo:text-indent="0cm" style:punctuation-wrap="hanging" style:writing-mode="lr-tb"/>
      <style:text-properties fo:font-size="18pt" fo:hyphenate="false"/>
    </style:style>
    <style:style style:name="MT1" style:family="text">
      <style:text-properties fo:color="#ffffff" style:text-line-through-style="none" fo:font-family="'Century Gothic'"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2"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f496f"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0f496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0f496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0f496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fo:font-family="'Wingdings 3'" style:font-family-generic="roman" fo:color="#fffff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fo:font-family="'Wingdings 3'" style:font-family-generic="roman" fo:color="#ffffff" fo:font-size="80%"/>
      </text:list-level-style-bullet>
      <text:list-level-style-bullet text:level="2" text:bullet-char="">
        <style:list-level-properties text:space-before="1.271cm" text:min-label-width="0.793cm"/>
        <style:text-properties fo:font-family="'Wingdings 3'" style:font-family-generic="roman" fo:color="#ffffff"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fo:font-family="'Wingdings 3'" style:font-family-generic="roman" fo:color="#ffffff" fo:font-size="80%"/>
      </text:list-level-style-bullet>
      <text:list-level-style-bullet text:level="2" text:bullet-char="">
        <style:list-level-properties text:space-before="1.271cm" text:min-label-width="0.793cm"/>
        <style:text-properties fo:font-family="'Wingdings 3'" style:font-family-generic="roman" fo:color="#ffffff" fo:font-size="80%"/>
      </text:list-level-style-bullet>
      <text:list-level-style-bullet text:level="3" text:bullet-char="">
        <style:list-level-properties text:space-before="2.541cm" text:min-label-width="0.793cm"/>
        <style:text-properties fo:font-family="'Wingdings 3'" style:font-family-generic="roman" fo:color="#ffffff"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fo:font-family="'Wingdings 3'" style:font-family-generic="roman" fo:color="#ffffff" fo:font-size="80%"/>
      </text:list-level-style-bullet>
      <text:list-level-style-bullet text:level="2" text:bullet-char="">
        <style:list-level-properties text:space-before="1.271cm" text:min-label-width="0.793cm"/>
        <style:text-properties fo:font-family="'Wingdings 3'" style:font-family-generic="roman" fo:color="#ffffff" fo:font-size="80%"/>
      </text:list-level-style-bullet>
      <text:list-level-style-bullet text:level="3" text:bullet-char="">
        <style:list-level-properties text:space-before="2.541cm" text:min-label-width="0.793cm"/>
        <style:text-properties fo:font-family="'Wingdings 3'" style:font-family-generic="roman" fo:color="#ffffff" fo:font-size="80%"/>
      </text:list-level-style-bullet>
      <text:list-level-style-bullet text:level="4" text:bullet-char="">
        <style:list-level-properties text:space-before="3.811cm" text:min-label-width="0.475cm"/>
        <style:text-properties fo:font-family="'Wingdings 3'" style:font-family-generic="roman" fo:color="#ffffff"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93cm"/>
        <style:text-properties fo:font-family="'Wingdings 3'" style:font-family-generic="roman" fo:color="#ffffff" fo:font-size="80%"/>
      </text:list-level-style-bullet>
      <text:list-level-style-bullet text:level="2" text:bullet-char="">
        <style:list-level-properties text:space-before="1.271cm" text:min-label-width="0.793cm"/>
        <style:text-properties fo:font-family="'Wingdings 3'" style:font-family-generic="roman" fo:color="#ffffff" fo:font-size="80%"/>
      </text:list-level-style-bullet>
      <text:list-level-style-bullet text:level="3" text:bullet-char="">
        <style:list-level-properties text:space-before="2.541cm" text:min-label-width="0.793cm"/>
        <style:text-properties fo:font-family="'Wingdings 3'" style:font-family-generic="roman" fo:color="#ffffff" fo:font-size="80%"/>
      </text:list-level-style-bullet>
      <text:list-level-style-bullet text:level="4" text:bullet-char="">
        <style:list-level-properties text:space-before="3.811cm" text:min-label-width="0.475cm"/>
        <style:text-properties fo:font-family="'Wingdings 3'" style:font-family-generic="roman" fo:color="#ffffff" fo:font-size="80%"/>
      </text:list-level-style-bullet>
      <text:list-level-style-bullet text:level="5" text:bullet-char="">
        <style:list-level-properties text:space-before="5.081cm" text:min-label-width="0.475cm"/>
        <style:text-properties fo:font-family="'Wingdings 3'" style:font-family-generic="roman" fo:color="#ffffff"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g draw:name="Group 6">
        <draw:line draw:name="Straight Connector 7" draw:style-name="Mgr3" draw:text-style-name="MP3" draw:layer="layout" svg:x1="33.857cm" svg:y1="8.231cm" svg:x2="31.322cm" svg:y2="10.767cm">
          <text:p/>
        </draw:line>
        <draw:line draw:name="Straight Connector 8" draw:style-name="Mgr3" draw:text-style-name="MP3" draw:layer="layout" svg:x1="33.857cm" svg:y1="8.862cm" svg:x2="25.574cm" svg:y2="17.145cm">
          <text:p/>
        </draw:line>
        <draw:line draw:name="Straight Connector 9" draw:style-name="Mgr3" draw:text-style-name="MP3" draw:layer="layout" svg:x1="33.857cm" svg:y1="9.125cm" svg:x2="28.589cm" svg:y2="14.393cm">
          <text:p/>
        </draw:line>
        <draw:line draw:name="Straight Connector 10" draw:style-name="Mgr4" draw:text-style-name="MP3" draw:layer="layout" svg:x1="33.857cm" svg:y1="8.697cm" svg:x2="29.008cm" svg:y2="13.546cm">
          <text:p/>
        </draw:line>
        <draw:line draw:name="Straight Connector 11" draw:style-name="Mgr4" draw:text-style-name="MP3" draw:layer="layout" svg:x1="33.857cm" svg:y1="10.23cm" svg:x2="30.33cm" svg:y2="13.758cm">
          <text:p/>
        </draw:line>
      </draw:g>
      <draw:frame draw:name="Title 1" presentation:style-name="Mpr1" draw:text-style-name="MP5" draw:layer="backgroundobjects" svg:width="22.224cm" svg:height="8.254cm" svg:x="1.901cm" svg:y="1.905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4.444cm" svg:height="1.013cm" svg:x="27.512cm" svg:y="17.145cm" presentation:class="date-time" presentation:user-transformed="true">
        <draw:text-box>
          <text:p text:style-name="MP6"><text:span text:style-name="MT2"><text:date style:data-style-name="D1" text:date-value="2017-04-26">4/26/17</text:date></text:span></text:p>
        </draw:text-box>
      </draw:frame>
      <draw:frame draw:name="Footer Placeholder 4" presentation:style-name="Mpr2" draw:text-style-name="MP8" draw:layer="backgroundobjects" svg:width="20.954cm" svg:height="1.013cm" svg:x="1.901cm" svg:y="17.145cm" presentation:class="footer" presentation:user-transformed="true">
        <draw:text-box>
          <text:p/>
        </draw:text-box>
      </draw:frame>
      <draw:frame draw:name="Slide Number Placeholder 5" presentation:style-name="Mpr2" draw:text-style-name="MP9" draw:layer="backgroundobjects" svg:width="3.172cm" svg:height="1.86cm" svg:x="28.787cm" svg:y="15.496cm" presentation:class="page-number" presentation:user-transformed="true">
        <draw:text-box>
          <text:p text:style-name="MP6"><text:span text:style-name="MT2"><text:page-number>&lt;number&gt;</text:page-number></text:span></text:p>
        </draw:text-box>
      </draw:frame>
      <draw:line draw:name="Straight Connector 15" draw:style-name="Mgr5" draw:text-style-name="MP3" draw:layer="backgroundobjects" svg:x1="33.438cm" svg:y1="0.023cm" svg:x2="22.855cm" svg:y2="10.606cm">
        <text:p/>
      </draw:line>
      <draw:line draw:name="Straight Connector 16" draw:style-name="Mgr5" draw:text-style-name="MP3" draw:layer="backgroundobjects" svg:x1="33.857cm" svg:y1="0.254cm" svg:x2="16.967cm" svg:y2="17.145cm">
        <text:p/>
      </draw:line>
      <draw:line draw:name="Straight Connector 18" draw:style-name="Mgr5" draw:text-style-name="MP3" draw:layer="backgroundobjects" svg:x1="33.857cm" svg:y1="0.635cm" svg:x2="20.099cm" svg:y2="14.393cm">
        <text:p/>
      </draw:line>
      <draw:line draw:name="Straight Connector 20" draw:style-name="Mgr6" draw:text-style-name="MP3" draw:layer="backgroundobjects" svg:x1="33.857cm" svg:y1="0.089cm" svg:x2="20.377cm" svg:y2="13.57cm">
        <text:p/>
      </draw:line>
      <draw:line draw:name="Straight Connector 22" draw:style-name="Mgr6" draw:text-style-name="MP3" draw:layer="backgroundobjects" svg:x1="33.857cm" svg:y1="1.693cm" svg:x2="21.792cm" svg:y2="13.758cm">
        <text:p/>
      </draw:lin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g draw:name="Group 6">
        <draw:line draw:name="Straight Connector 7" draw:style-name="Mgr3" draw:text-style-name="MP3" draw:layer="layout" svg:x1="33.857cm" svg:y1="8.231cm" svg:x2="31.322cm" svg:y2="10.767cm">
          <text:p/>
        </draw:line>
        <draw:line draw:name="Straight Connector 8" draw:style-name="Mgr3" draw:text-style-name="MP3" draw:layer="layout" svg:x1="33.857cm" svg:y1="8.862cm" svg:x2="25.574cm" svg:y2="17.145cm">
          <text:p/>
        </draw:line>
        <draw:line draw:name="Straight Connector 9" draw:style-name="Mgr3" draw:text-style-name="MP3" draw:layer="layout" svg:x1="33.857cm" svg:y1="9.125cm" svg:x2="28.589cm" svg:y2="14.393cm">
          <text:p/>
        </draw:line>
        <draw:line draw:name="Straight Connector 10" draw:style-name="Mgr4" draw:text-style-name="MP3" draw:layer="layout" svg:x1="33.857cm" svg:y1="8.697cm" svg:x2="29.008cm" svg:y2="13.546cm">
          <text:p/>
        </draw:line>
        <draw:line draw:name="Straight Connector 11" draw:style-name="Mgr4" draw:text-style-name="MP3" draw:layer="layout" svg:x1="33.857cm" svg:y1="10.23cm" svg:x2="30.33cm" svg:y2="13.758cm">
          <text:p/>
        </draw:line>
      </draw:g>
      <draw:frame draw:name="Title 1" presentation:style-name="Mpr5" draw:text-style-name="MP5" draw:layer="backgroundobjects" svg:width="23.706cm" svg:height="4.185cm" svg:x="1.901cm" svg:y="12.465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6" draw:text-style-name="MP5" draw:layer="backgroundobjects" svg:width="23.706cm" svg:height="10.041cm" svg:x="1.901cm" svg:y="1.905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0"><text:span text:style-name="MT4">Seventh Outline Level</text:span></text:p>
                                      <text:list>
                                        <text:list-item>
                                          <text:p text:style-name="MP10"><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7" draw:layer="backgroundobjects" svg:width="4.444cm" svg:height="1.013cm" svg:x="27.512cm" svg:y="17.145cm" presentation:class="date-time" presentation:user-transformed="true">
        <draw:text-box>
          <text:p text:style-name="MP6"><text:span text:style-name="MT2"><text:date style:data-style-name="D1" text:date-value="2017-04-26">4/26/17</text:date></text:span></text:p>
        </draw:text-box>
      </draw:frame>
      <draw:frame draw:name="Footer Placeholder 4" presentation:style-name="Mpr7" draw:text-style-name="MP8" draw:layer="backgroundobjects" svg:width="20.954cm" svg:height="1.013cm" svg:x="1.901cm" svg:y="17.145cm" presentation:class="footer" presentation:user-transformed="true">
        <draw:text-box>
          <text:p/>
        </draw:text-box>
      </draw:frame>
      <draw:frame draw:name="Slide Number Placeholder 5" presentation:style-name="Mpr7" draw:text-style-name="MP9" draw:layer="backgroundobjects" svg:width="3.172cm" svg:height="1.86cm" svg:x="28.787cm" svg:y="15.496cm" presentation:class="page-number" presentation:user-transformed="true">
        <draw:text-box>
          <text:p text:style-name="MP6"><text:span text:style-name="MT2"><text:page-number>&lt;number&gt;</text:page-number></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4-26T17:42:39.75</dc:date>
    <dc:creator>Matthew Stevens</dc:creator>
    <meta:document-statistic meta:object-count="77"/>
    <meta:generator>OpenOffice/4.1.3$Win32 OpenOffice.org_project/413m1$Build-9783</meta:generator>
  </office:meta>
</office:document-meta>
</file>